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DataBindingIntegrationTests.handleFor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DataBindingIntegrationTests.handleDatePara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DataBinding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Form( @ ModelAttribute Foo foo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addFooAttribute( @ PathVariable ( "id" ) Optional &lt; Long &gt; option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initBinder( WebDataBinder binder , @ RequestParam ( "date-pattern" ) Optional &lt; String &gt; optional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DateParam( @ RequestParam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